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Frame_20_contents">
      <style:paragraph-properties fo:text-align="justify" style:justify-single-word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 style:list-style-name="L1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5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75cm"/>
        </style:tab-stops>
      </style:paragraph-properties>
      <style:text-properties style:font-name="Candara" fo:font-size="9pt" style:font-size-asian="9pt" style:font-size-complex="9pt"/>
    </style:style>
    <style:style style:name="P7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649cm"/>
        </style:tab-stops>
      </style:paragraph-properties>
      <style:text-properties style:font-name="Candara" fo:font-size="9pt" style:font-size-asian="9pt" style:font-size-complex="9pt"/>
    </style:style>
    <style:style style:name="P8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9cm"/>
          <style:tab-stop style:position="1.251cm"/>
        </style:tab-stops>
      </style:paragraph-properties>
      <style:text-properties style:font-name="Candara" fo:font-size="9pt" style:font-size-asian="9pt" style:font-size-complex="9pt"/>
    </style:style>
    <style:style style:name="P9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9cm"/>
          <style:tab-stop style:position="1.401cm"/>
        </style:tab-stops>
      </style:paragraph-properties>
      <style:text-properties style:font-name="Candara" fo:font-size="9pt" style:font-size-asian="9pt" style:font-size-complex="9pt"/>
    </style:style>
    <style:style style:name="P10" style:family="paragraph" style:parent-style-name="Standard">
      <style:paragraph-properties fo:margin-top="0cm" fo:margin-bottom="0.18cm">
        <style:tab-stops>
          <style:tab-stop style:position="0.25cm"/>
          <style:tab-stop style:position="0.499cm"/>
          <style:tab-stop style:position="0.651cm"/>
        </style:tab-stops>
      </style:paragraph-properties>
      <style:text-properties style:font-name="Candara" fo:font-size="9pt" style:font-size-asian="9pt" style:font-size-complex="9pt"/>
    </style:style>
    <style:style style:name="P11" style:family="paragraph" style:parent-style-name="Standard">
      <style:paragraph-properties fo:margin-top="0cm" fo:margin-bottom="0.18cm">
        <style:tab-stops>
          <style:tab-stop style:position="0.25cm"/>
          <style:tab-stop style:position="1.323cm"/>
        </style:tab-stops>
      </style:paragraph-properties>
      <style:text-properties style:font-name="Candara" fo:font-size="9pt" style:font-size-asian="9pt" style:font-size-complex="9pt"/>
    </style:style>
    <style:style style:name="P12" style:family="paragraph" style:parent-style-name="Standard">
      <style:paragraph-properties fo:margin-top="0cm" fo:margin-bottom="0.18cm" fo:break-before="column">
        <style:tab-stops>
          <style:tab-stop style:position="0.25cm"/>
          <style:tab-stop style:position="0.499cm"/>
          <style:tab-stop style:position="0.75cm"/>
        </style:tab-stops>
      </style:paragraph-properties>
      <style:text-properties style:font-name="Candara" fo:font-size="9pt" style:font-size-asian="9pt" style:font-size-complex="9pt"/>
    </style:style>
    <style:style style:name="P13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Frame_20_contents">
      <style:paragraph-properties fo:text-align="justify" style:justify-single-word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15" style:family="paragraph" style:parent-style-name="Frame_20_contents" style:list-style-name="L1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13.533cm" draw:z-index="0">
        <draw:text-box fo:min-height="1.903cm">
          <text:p text:style-name="P1">Konzepte der Programmiersprachen, Sommersemester 2012</text:p>
          <text:p text:style-name="P2">Übung zum Pattern Matching</text:p>
        </draw:text-box>
      </draw:frame>
      <draw:frame draw:style-name="fr2" draw:name="Rahmen2" text:anchor-type="page" text:anchor-page-number="1" svg:x="1cm" svg:y="17.616cm" svg:width="27.661cm" draw:z-index="1">
        <draw:text-box fo:min-height="2.401cm">
          <text:p text:style-name="P3"><text:span text:style-name="T1">Aufgaben:</text:span></text:p>
          <text:list xml:id="list31618182" text:style-name="L1">
            <text:list-item>
              <text:p text:style-name="P4"><text:span text:style-name="T2">Füllen Sie die fehlenden Zellen in der Tabelle aus.</text:span></text:p>
            </text:list-item>
            <text:list-item>
              <text:p text:style-name="P4"><text:span text:style-name="T2">Vergleichen Sie die Implementierungstechniken: Gemeinsamkeiten, Unterschiede, Vor- und Nachteile.</text:span></text:p>
            </text:list-item>
            <text:list-item>
              <text:p text:style-name="P4"><text:span text:style-name="T2">Entwickeln Sie ein Entwurfsrezept mit Pattern Matching für Summen-, Produkt- und Polynomtypen.</text:span></text:p>
            </text:list-item>
          </text:list>
        </draw:text-box>
      </draw:frame>
      <text:p text:style-name="P6"/>
      <text:p text:style-name="P6"/>
      <text:p text:style-name="P6"/>
      <text:p text:style-name="P11"><text:line-break/>(define (distance-from-origin p)<text:line-break/><text:tab/>(sqrt (+<text:tab/>(sqr (posn-x p))<text:line-break/><text:tab/><text:tab/>(sqr (posn-y p)))))<text:line-break/></text:p>
      <text:p text:style-name="P6"/>
      <text:p text:style-name="P6"/>
      <text:p text:style-name="P6"><text:line-break/><text:line-break/><text:line-break/><text:line-break/><text:line-break/></text:p>
      <text:p text:style-name="P6"/>
      <text:p text:style-name="P6"/>
      <text:p text:style-name="P6"><text:line-break/><text:line-break/><text:line-break/><text:line-break/><text:line-break/></text:p>
      <text:p text:style-name="P6"><text:line-break/><text:line-break/><text:line-break/></text:p>
      <text:p text:style-name="P6"/>
      <text:p text:style-name="P6"/>
      <text:p text:style-name="P10">(define (sum xs)<text:line-break/><text:tab/>(cond<text:line-break/><text:tab/><text:tab/>[<text:tab/>(empty? xs)<text:line-break/><text:tab/><text:tab/><text:tab/>0]<text:line-break/><text:tab/><text:tab/>[<text:tab/>(cons? xs)<text:line-break/><text:tab/><text:tab/><text:tab/>(+ (first xs) (sum (rest xs)))]))</text:p>
      <text:p text:style-name="P12"/>
      <text:p text:style-name="P6"/>
      <text:p text:style-name="P6"/>
      <text:p text:style-name="P8"><text:line-break/>(define (distance-from-origin p)<text:line-break/><text:tab/>(let (<text:tab/>[x<text:tab/>(posn-x p)]<text:line-break/><text:tab/><text:tab/><text:tab/>[y<text:tab/>(posn-y p)])<text:line-break/><text:tab/><text:tab/>(sqrt (+ (sqr x) (sqr y)))))</text:p>
      <text:p text:style-name="P6"/>
      <text:p text:style-name="P6"/>
      <text:p text:style-name="P9">(define (posn+ p1 p2)<text:line-break/><text:tab/>(let (<text:tab/>[x1<text:tab/>(posn-x p1)]<text:line-break/><text:tab/><text:tab/><text:tab/>[x2<text:tab/>(posn-x p2)]<text:line-break/><text:tab/><text:tab/><text:tab/>[y1<text:tab/>(posn-y p1)]<text:line-break/><text:tab/><text:tab/><text:tab/>[y2<text:tab/>(posn-y p2)])<text:line-break/><text:tab/><text:tab/>(make-posn (+ x1 x2) (+ y1 y2))))</text:p>
      <text:p text:style-name="P6"/>
      <text:p text:style-name="P6"/>
      <text:p text:style-name="P6"><text:line-break/><text:line-break/><text:line-break/><text:line-break/><text:line-break/></text:p>
      <text:p text:style-name="P6"><text:line-break/><text:line-break/><text:line-break/></text:p>
      <text:p text:style-name="P6"/>
      <text:p text:style-name="P6"/>
      <text:p text:style-name="P6"><text:line-break/><text:line-break/><text:line-break/><text:line-break/><text:line-break/></text:p>
      <text:p text:style-name="P12"/>
      <text:p text:style-name="P6"/>
      <text:p text:style-name="P6">(define (match-posn p on-posn)<text:line-break/><text:tab/>(on-posn (posn-x p) (posn-y p)))</text:p>
      <text:p text:style-name="P6">(define (distance-from-origin p)<text:line-break/><text:tab/>(match-posn p<text:line-break/><text:tab/><text:tab/>(lambda (x y)<text:line-break/><text:tab/><text:tab/><text:tab/>(sqrt (+ (sqr x) (sqr y))))))</text:p>
      <text:p text:style-name="P6"/>
      <text:p text:style-name="P6"/>
      <text:p text:style-name="P6"><text:line-break/><text:line-break/><text:line-break/><text:line-break/><text:line-break/></text:p>
      <text:p text:style-name="P6"/>
      <text:p text:style-name="P6"/>
      <text:p text:style-name="P7">(define (match-list xs on-empty on-cons)<text:line-break/><text:tab/>(cond<text:line-break/><text:tab/><text:tab/>[<text:tab/>(empty? xs)<text:line-break/><text:tab/><text:tab/><text:tab/>(on-empty)]<text:line-break/><text:tab/><text:tab/>[<text:tab/>(cons? xs)<text:line-break/><text:tab/><text:tab/><text:tab/>(on-cons (first xs) (rest xs))]))</text:p>
      <text:p text:style-name="P6">(define (length xs)<text:line-break/><text:tab/>(match-list xs<text:line-break/><text:tab/><text:tab/>(lambda () 0)<text:line-break/><text:tab/><text:tab/>(lambda (x xs) (+ 1 (length xs)))))</text:p>
      <text:p text:style-name="P6"/>
      <text:p text:style-name="P6"/>
      <text:p text:style-name="P6"><text:line-break/><text:line-break/><text:line-break/><text:line-break/><text:line-break/></text:p>
      <text:p text:style-name="P12"/>
      <text:p text:style-name="P6"/>
      <text:p text:style-name="P6"><text:line-break/></text:p>
      <text:p text:style-name="P10">(define (distance-from-origin p)<text:line-break/><text:tab/>(match p<text:line-break/><text:tab/><text:tab/>[<text:tab/>(struct posn (x y))<text:line-break/><text:tab/><text:tab/><text:tab/>(sqrt (+ (sqr x) (sqr y)))]))</text:p>
      <text:p text:style-name="P10"/>
      <text:p text:style-name="P10"/>
      <text:p text:style-name="P10"><text:line-break/><text:line-break/><text:line-break/><text:line-break/><text:line-break/></text:p>
      <text:p text:style-name="P10"/>
      <text:p text:style-name="P10"/>
      <text:p text:style-name="P10"><text:line-break/><text:line-break/><text:line-break/><text:line-break/><text:line-break/></text:p>
      <text:p text:style-name="P10"><text:line-break/><text:line-break/><text:line-break/></text:p>
      <text:p text:style-name="P10"/>
      <text:p text:style-name="P10"/>
      <text:p text:style-name="P10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4" fo:column-gap="0.6cm">
          <style:column style:rel-width="3840*" fo:start-indent="0cm" fo:end-indent="0.3cm"/>
          <style:column style:rel-width="4010*" fo:start-indent="0.3cm" fo:end-indent="0.3cm"/>
          <style:column style:rel-width="4010*" fo:start-indent="0.3cm" fo:end-indent="0.3cm"/>
          <style:column style:rel-width="3843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4-26T12:57:48.39</meta:creation-date>
    <dc:date>2012-06-28T12:20:29</dc:date>
    <dc:creator>Tillmann Rendel</dc:creator>
    <meta:editing-duration>PT01H17M21S</meta:editing-duration>
    <meta:editing-cycles>9</meta:editing-cycles>
    <meta:generator>OpenOffice.org/3.1$Win32 OpenOffice.org_project/310m19$Build-9420</meta:generator>
    <meta:printed-by>Tillmann Rendel</meta:printed-by>
    <meta:print-date>2012-06-28T12:14:33.35</meta:print-date>
    <meta:document-statistic meta:table-count="0" meta:image-count="0" meta:object-count="0" meta:page-count="1" meta:paragraph-count="28" meta:word-count="185" meta:character-count="1298"/>
  </office:meta>
</office:document-meta>
</file>